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29643789213949266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57374822689873028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50038345659760096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87457898001542313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3891220669443138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52979581815853463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19174142021674569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70425762968843992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764263" text:continue-list="list919174142021674569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5044708425408898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77332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75557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755769"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775896"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757396"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04828233638033132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13309756181859631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9075222693404197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752020"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43877683718935163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327236727630268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26233100699161374" text:style-name="L15">
        <text:list-item>
          <text:list>
            <text:list-header>
              <text:p text:style-name="P182">1.5 miles averaging about 9:40/mile and rest 1 min</text:p>
            </text:list-header>
          </text:list>
        </text:list-item>
      </text:list>
      <text:p text:style-name="P24">1 mile in 8:26 and rest 2 min</text:p>
      <text:list xml:id="list71662999313774243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94748804872187669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773532"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24299481332093726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4933374813736146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49941117796471056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751424" text:continue-list="list7549333748137361461" text:style-name="L19">
        <text:list-item>
          <text:list>
            <text:list-header>
              <text:p text:style-name="P186">(Pace*HR)=1240</text:p>
            </text:list-header>
          </text:list>
        </text:list-item>
      </text:list>
      <text:list xml:id="list27762621" text:continue-list="list7242994813320937265" text:style-name="L18">
        <text:list-item>
          <text:list>
            <text:list-header>
              <text:p text:style-name="P185">2 miles at 10:46/mile Ave HR= 121 bpm and rest a few minutes</text:p>
            </text:list-header>
          </text:list>
        </text:list-item>
      </text:list>
      <text:list xml:id="list27760185" text:continue-list="list2775142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76540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7287118860063631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798322992207315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9650598978482509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05890194873913316"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8161482514880189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334741064728632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76045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746496"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75177187990150018"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7392513789352487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2762836406794644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07376437982486645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3155790364603853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022256248062233453" text:style-name="L32">
        <text:list-item>
          <text:list>
            <text:list-header>
              <text:p text:style-name="P196">0.25 miles in 2:54</text:p>
              <text:p text:style-name="P196">1 mile in 9:21 going faster as I ran and ending at around 8:30 pace</text:p>
            </text:list-header>
          </text:list>
        </text:list-item>
      </text:list>
      <text:list xml:id="list4893724721186015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52265625038134145"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753766747430671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2488903846841322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2517474354614122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7T07:51:28.32</dc:date>
    <dc:creator>James Lombardi</dc:creator>
    <meta:editing-duration>P23DT23H4M13S</meta:editing-duration>
    <meta:editing-cycles>1930</meta:editing-cycles>
    <meta:generator>OpenOffice/4.1.2$Win32 OpenOffice.org_project/412m3$Build-9782</meta:generator>
    <meta:document-statistic meta:table-count="0" meta:image-count="9" meta:object-count="0" meta:page-count="194" meta:paragraph-count="5619" meta:word-count="60757" meta:character-count="311368"/>
  </office:meta>
</office:document-meta>
</file>